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472cm" fo:min-width="4.17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472cm" fo:min-width="7.03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0.624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03cm" draw:marker-end="Arrowheads_20_1" draw:marker-end-width="0.305cm" draw:fill="none" draw:fill-color="#000000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3.81cm" svg:x="6.08cm" svg:y="8.62cm">
          <text:p text:style-name="P1"><text:span text:style-name="T1">Identifia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3.81cm" svg:x="11.16cm" svg:y="8.62cm">
          <text:p text:style-name="P1"><text:span text:style-name="T1">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715cm" svg:height="2.222cm" svg:x="11.795cm" svg:y="9.573cm">
          <text:p text:style-name="P1"><text:span text:style-name="T1">Type: int</text:span></text:p>
          <text:p text:style-name="P1"><text:span text:style-name="T1">Valeur: 5</text:span></text:p>
          <text:p text:style-name="P1"><text:span text:style-name="T1">Identité: 19975773884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1.588cm" svg:height="1.588cm" svg:x="6.397cm" svg:y="9.255cm">
          <text:p text:style-name="P3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7.985cm" svg:y1="10.049cm" svg:x2="11.795cm" svg:y2="10.684cm" draw:start-shape="id1" draw:start-glue-point="10" draw:end-shape="id2" draw:end-glue-point="3" svg:d="M7985 10049c2857 0 953 635 3810 635" svg:viewBox="0 0 3811 636">
          <text:p/>
        </draw:connector>
        <draw:custom-shape draw:style-name="gr4" draw:text-style-name="P4" xml:id="id3" draw:id="id3" draw:layer="layout" svg:width="1.588cm" svg:height="1.588cm" svg:x="8.302cm" svg:y="10.525cm">
          <text:p text:style-name="P3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9.89cm" svg:y1="11.319cm" svg:x2="11.795cm" svg:y2="10.684cm" draw:start-shape="id3" draw:start-glue-point="10" draw:end-shape="id2" svg:d="M9890 11319c1429 0 477-635 1905-635" svg:viewBox="0 0 1906 6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7T17:13:39.413000000</dc:date>
    <dc:creator>Arnaud COUTURIER</dc:creator>
    <meta:editing-duration>PT21H37M20S</meta:editing-duration>
    <meta:editing-cycles>38</meta:editing-cycles>
    <meta:generator>LibreOffice/7.3.3.2$Windows_X86_64 LibreOffice_project/d1d0ea68f081ee2800a922cac8f79445e4603348</meta:generator>
    <meta:document-statistic meta:object-count="7"/>
  </office:meta>
</office:document-meta>
</file>